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officeooo:rsid="008acca0" officeooo:paragraph-rsid="008acca0" style:font-size-asian="10pt" style:font-size-complex="10pt"/>
    </style:style>
    <style:style style:name="P2" style:family="paragraph" style:parent-style-name="Standard">
      <style:text-properties fo:font-size="10pt" officeooo:rsid="00ceb368" officeooo:paragraph-rsid="00ceb704" style:font-size-asian="10pt" style:font-size-complex="10pt"/>
    </style:style>
    <style:style style:name="P3" style:family="paragraph" style:parent-style-name="Standard">
      <style:text-properties fo:font-size="10pt" officeooo:rsid="00ceb368" officeooo:paragraph-rsid="00db5481" style:font-size-asian="10pt" style:font-size-complex="10pt"/>
    </style:style>
    <style:style style:name="P4" style:family="paragraph" style:parent-style-name="Standard">
      <style:text-properties fo:font-size="10pt" officeooo:rsid="0106e4d7" officeooo:paragraph-rsid="0106e4d7" style:font-size-asian="10pt" style:font-size-complex="10pt"/>
    </style:style>
    <style:style style:name="P5" style:family="paragraph" style:parent-style-name="Standard">
      <style:text-properties fo:font-size="10pt" officeooo:rsid="00f7f16e" officeooo:paragraph-rsid="00d99cc1" style:font-size-asian="10pt" style:font-size-complex="10pt"/>
    </style:style>
    <style:style style:name="P6" style:family="paragraph" style:parent-style-name="Standard">
      <style:text-properties style:font-name="Courier" fo:font-size="10pt" officeooo:rsid="00db5481" officeooo:paragraph-rsid="00ceb704" style:font-size-asian="10pt" style:font-size-complex="10pt"/>
    </style:style>
    <style:style style:name="P7" style:family="paragraph" style:parent-style-name="Standard">
      <style:text-properties style:font-name="Courier" officeooo:rsid="01030acd" officeooo:paragraph-rsid="0106e4d7"/>
    </style:style>
    <style:style style:name="P8" style:family="paragraph" style:parent-style-name="Standard">
      <style:text-properties officeooo:rsid="01030acd" officeooo:paragraph-rsid="01030acd"/>
    </style:style>
    <style:style style:name="P9" style:family="paragraph" style:parent-style-name="Standard">
      <style:text-properties officeooo:paragraph-rsid="010f4e85"/>
    </style:style>
    <style:style style:name="P10" style:family="paragraph" style:parent-style-name="Standard">
      <style:text-properties officeooo:paragraph-rsid="01237795"/>
    </style:style>
    <style:style style:name="P11" style:family="paragraph" style:parent-style-name="Standard">
      <style:text-properties officeooo:paragraph-rsid="01256066"/>
    </style:style>
    <style:style style:name="P12" style:family="paragraph" style:parent-style-name="Standard">
      <style:text-properties fo:font-size="10pt" officeooo:rsid="00891202" officeooo:paragraph-rsid="010f4e85" style:font-size-asian="10pt" style:font-size-complex="10pt"/>
    </style:style>
    <style:style style:name="P13" style:family="paragraph" style:parent-style-name="Standard">
      <style:text-properties fo:font-size="10pt" officeooo:rsid="00dc5739" officeooo:paragraph-rsid="00ec4833" style:font-size-asian="10pt" style:font-size-complex="10pt"/>
    </style:style>
    <style:style style:name="P14" style:family="paragraph" style:parent-style-name="Standard">
      <style:text-properties fo:font-size="10pt" officeooo:rsid="00dc5739" officeooo:paragraph-rsid="01237795" style:font-size-asian="10pt" style:font-size-complex="10pt"/>
    </style:style>
    <style:style style:name="P15" style:family="paragraph" style:parent-style-name="Standard">
      <style:text-properties fo:font-size="10pt" officeooo:rsid="01030acd" officeooo:paragraph-rsid="01030acd" style:font-size-asian="10pt" style:font-size-complex="10pt"/>
    </style:style>
    <style:style style:name="P16" style:family="paragraph" style:parent-style-name="Standard">
      <style:text-properties fo:font-size="10pt" fo:font-style="italic" officeooo:rsid="01256066" officeooo:paragraph-rsid="01256066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dc5739" style:font-size-asian="10pt" style:font-size-complex="10pt"/>
    </style:style>
    <style:style style:name="T3" style:family="text">
      <style:text-properties fo:font-size="10pt" officeooo:rsid="0106e4d7" style:font-size-asian="10pt" style:font-size-complex="10pt"/>
    </style:style>
    <style:style style:name="T4" style:family="text">
      <style:text-properties fo:font-size="10pt" officeooo:rsid="0127f770" style:font-size-asian="10pt" style:font-size-complex="10pt"/>
    </style:style>
    <style:style style:name="T5" style:family="text">
      <style:text-properties fo:font-size="10pt" officeooo:rsid="0128931d" style:font-size-asian="10pt" style:font-size-complex="10pt"/>
    </style:style>
    <style:style style:name="T6" style:family="text">
      <style:text-properties fo:font-size="10pt" fo:font-style="italic" officeooo:rsid="00dd5a64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ec4833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115e39d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1237795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1256066" style:font-size-asian="10pt" style:font-style-asian="italic" style:font-size-complex="10pt" style:font-style-complex="italic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Courier"/>
    </style:style>
    <style:style style:name="T13" style:family="text">
      <style:text-properties style:font-name="Courier" fo:font-size="10pt" officeooo:rsid="00db5481" style:font-size-asian="10pt" style:font-size-complex="10pt"/>
    </style:style>
    <style:style style:name="T14" style:family="text">
      <style:text-properties style:font-name="Courier" fo:font-size="10pt" officeooo:rsid="01030acd" style:font-size-asian="10pt" style:font-size-complex="10pt"/>
    </style:style>
    <style:style style:name="T15" style:family="text">
      <style:text-properties style:font-name="Courier" officeooo:rsid="00db5481"/>
    </style:style>
    <style:style style:name="T16" style:family="text">
      <style:text-properties style:font-name="Courier" officeooo:rsid="01030acd"/>
    </style:style>
    <style:style style:name="T17" style:family="text">
      <style:text-properties style:font-name="Courier" officeooo:rsid="0127ba4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RIO MISSION: </text:p>
      <text:p text:style-name="P9"><text:span text:style-name="T6">Use this value-added KtS as log/sandbox as you go. Note anything notable. </text:span><text:span text:style-name="T7">Utilize QAF in real-time and outside class.</text:span></text:p>
      <text:p text:style-name="P13"/>
      <text:p text:style-name="P8"><text:span text:style-name="T2">G</text:span><text:span text:style-name="T1">iven a python variable </text:span><text:span text:style-name="T11">krewes</text:span><text:span text:style-name="T1">, </text:span><text:span text:style-name="T3">saved with data structured as follows</text:span><text:span text:style-name="T1">:</text:span></text:p>
      <text:p text:style-name="P15"/>
      <text:p text:style-name="P7"><text:span text:style-name="T1">krewes = {</text:span><text:span text:style-name="T4">3</text:span><text:span text:style-name="T1">:</text:span><text:span text:style-name="T3">[devo1,devo2,...]</text:span><text:span text:style-name="T1">, </text:span><text:span text:style-name="T4">42</text:span><text:span text:style-name="T1">:</text:span><text:span text:style-name="T3">[devo1,devo2,...]</text:span><text:span text:style-name="T1">, </text:span><text:span text:style-name="T5">888</text:span><text:span text:style-name="T1">:</text:span><text:span text:style-name="T3">[devo1,devo2,...]</text:span><text:span text:style-name="T1">}</text:span></text:p>
      <text:p text:style-name="P15"/>
      <text:p text:style-name="P15">…write a Python program to randomly select a Devo. </text:p>
      <text:p text:style-name="P10"><text:span text:style-name="T7">* </text:span><text:span text:style-name="T9">h</text:span><text:span text:style-name="T8">eading</text:span></text:p>
      <text:p text:style-name="P11"><text:span text:style-name="T8">* </text:span><text:span text:style-name="T9">block comment at top of .py file: <text:line-break/></text:span><text:span text:style-name="T10">DISCO:</text:span></text:p>
      <text:p text:style-name="P16">QCC:</text:p>
      <text:p text:style-name="P11"><text:span text:style-name="T10">OPS SUMMARY:</text:span><text:span text:style-name="T9"> </text:span></text:p>
      <text:p text:style-name="P14"/>
      <text:p text:style-name="P15"/>
      <text:p text:style-name="P4">DELIVERABLE: Identical code in each teammates’ workshop, in specified location.</text:p>
      <text:p text:style-name="P4"/>
      <text:p text:style-name="P2"><text:span text:style-name="T12">path/to/</text:span><text:span text:style-name="T15">your</text:span><text:span text:style-name="T12">/work</text:span><text:span text:style-name="T15">shop</text:span><text:span text:style-name="T12">$ tree </text:span><text:span text:style-name="T16">04_</text:span><text:span text:style-name="T17">rando-dict</text:span></text:p>
      <text:p text:style-name="P6">.</text:p>
      <text:p text:style-name="P11"><text:span text:style-name="T13">└── </text:span><text:span text:style-name="T14">krewes.py</text:span></text:p>
      <text:p text:style-name="P3"/>
      <text:p text:style-name="P2"/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8:17:32.213566566</meta:creation-date>
    <dc:date>2024-09-13T10:05:29.202811272</dc:date>
    <meta:editing-duration>PT3H21M47S</meta:editing-duration>
    <meta:editing-cycles>113</meta:editing-cycles>
    <meta:generator>LibreOffice/7.3.7.2$Linux_X86_64 LibreOffice_project/30$Build-2</meta:generator>
    <meta:print-date>2024-09-13T08:41:11.197536577</meta:print-date>
    <meta:document-statistic meta:table-count="0" meta:image-count="0" meta:object-count="0" meta:page-count="1" meta:paragraph-count="13" meta:word-count="76" meta:character-count="530" meta:non-whitespace-character-count="463"/>
  </office:meta>
</office:document-meta>
</file>